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================================== "CONSULTAS" ==================================|</text:p>
      <text:p text:style-name="P1"/>
      <text:p text:style-name="P1">a) <text:s/>SELECT * FROM articulos;</text:p>
      <text:p text:style-name="P1"/>
      <text:p text:style-name="P1">b) <text:s/>SELECT nombre FROM articulos;</text:p>
      <text:p text:style-name="P1"/>
      <text:p text:style-name="P1">c) <text:s/>SELECT nombre,precio FROM articulos;</text:p>
      <text:p text:style-name="P1"/>
      <text:p text:style-name="P1">d) <text:s/>SELECT nombre FROM articulos GROUP BY nombre;</text:p>
      <text:p text:style-name="P1"/>
      <text:p text:style-name="P1">e) <text:s/>SELECT * FROM articulos WHERE clave_articulo=5;</text:p>
      <text:p text:style-name="P1"/>
      <text:p text:style-name="P1">f) <text:s/>SELECT * FROM articulos WHERE nombre='Teclado';</text:p>
      <text:p text:style-name="P1"/>
      <text:p text:style-name="P1">g) <text:s/>SELECT * FROM articulos WHERE nombre='Memoria RAM' OR nombre='Memoria USB';</text:p>
      <text:p text:style-name="P1"/>
      <text:p text:style-name="P1">h) <text:s/>SELECT * FROM articulos WHERE nombre LIKE 'M%';</text:p>
      <text:p text:style-name="P1"/>
      <text:p text:style-name="P1">i) <text:s/>SELECT * FROM articulos WHERE precio=100;</text:p>
      <text:p text:style-name="P1"/>
      <text:p text:style-name="P1">j) <text:s/>SELECT * FROM articulos WHERE precio&gt;200;</text:p>
      <text:p text:style-name="P1"/>
      <text:p text:style-name="P1">k) <text:s/>SELECT * FROM articulos WHERE precio&gt;=100 AND precio&lt;=350;</text:p>
      <text:p text:style-name="P1"/>
      <text:p text:style-name="P1">l) <text:s/>SELECT AVG(precio) FROM articulos;</text:p>
      <text:p text:style-name="P1"/>
      <text:p text:style-name="P1">m) <text:s/>SELECT AVG(precio) FROM articulos WHERE clave_fabricante=2;</text:p>
      <text:p text:style-name="P1"/>
      <text:p text:style-name="P1">n)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5" meta:word-count="96" meta:character-count="722" meta:non-whitespace-character-count="626"/>
  </office:meta>
</office:document-meta>
</file>